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1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cualizador de Interés</text:h>
      <text:h text:style-name="P7" text:outline-level="2">Historias de Usuario - Funcionalidades</text:h>
      <text:p text:style-name="P1"/>
      <text:p text:style-name="P4">Especificar interés en una temática</text:p>
      <text:p text:style-name="P1">El usuario deberá poder alterar el interés sobre una cierta temática o sección en el Ecualizador modificando la banda correspondiente. El portal reflejará los cambios una vez el usuario haya finalizado la modificación del ecualizador.</text:p>
      <text:p text:style-name="P1"/>
      <text:p text:style-name="P4">Ecualizadores predefinidos</text:p>
      <text:p text:style-name="P1">El usuario podrá seleccionar una ecualización predeterminada de entre un conjunto de <text:span text:style-name="T1">presets</text:span> ya establecidos en el sistema. Al seleccionar un <text:span text:style-name="T1">preset</text:span><text:span text:style-name="T2"> la configuración de este sobreescribirá la del ecualizador actual. El usuario tiene la posibilidad de deshacer estos cambios o aplicarlos.</text:span></text:p>
      <text:p text:style-name="P1"/>
      <text:p text:style-name="P5">Guardar y cargar ecualizadores</text:p>
      <text:p text:style-name="P1">El usuario podrá guardar una configuración personalizada del ecualizador y recuperar posteriormente otras configuraciones que haya guardado.</text:p>
      <text:p text:style-name="P1"/>
      <text:p text:style-name="P4">Especificar interés en un zonal</text:p>
      <text:p text:style-name="P1">El usuario podrá configurar un conjunto de zonales de preferencia y asignar un “peso”, relativo a su importancia, a cada uno de los zonales seleccionados.</text:p>
      <text:p text:style-name="P1"/>
      <text:p text:style-name="P5">Recomendaciones de contenido</text:p>
      <text:p text:style-name="P1">El usuario podrá recibir recomendaciones de contenido si así lo desea en base a la configuración de su ecualizador. Estas recomendaciones deben ser informadas de manera poco obstrusiva.</text:p>
      <text:p text:style-name="P6"/>
      <text:p text:style-name="P1"/>
      <text:p text:style-name="P3">Funcionalidades futuras (no se implementarán de momento):</text:p>
      <text:p text:style-name="P1"/>
      <text:p text:style-name="P1">El usuario podrá configurar un Ecualizador de Interés de manera independiente para cada zonal.</text:p>
      <text:p text:style-name="P1"/>
      <text:p text:style-name="P1">El usuario podrá desactivar uno o varios zonales de preferencia, permitiendo así filtrar los contenidos correspondientes.</text:p>
      <text:p text:style-name="P1"/>
      <text:p text:style-name="P1">Al reactivar el usuario nuevamente el o los zonales desactivados, la configuración del Ecualizador deberá ser restaurada.</text:p>
      <text:p text:style-name="P1"/>
      <text:p text:style-name="P1">El usuario podrá copiar o clonar la configuración de un ecualizador de una zona en uno o más Zonales destino.</text:p>
      <text:p text:style-name="P1"/>
      <text:p text:style-name="P1">El usuario deberá de poder especificar un ecualizador universal que se aplique a todos los Zonales de preferencia del mismo.</text:p>
      <text:p text:style-name="P1"/>
      <text:p text:style-name="P1">El usuario podrá hacer público si desea la configuración de algunos o todos sus ecualizadores.</text:p>
      <text:p text:style-name="P1"/>
      <text:p text:style-name="P1">El usuario podrá modificar las bandas y grupos de bandas que estarán disponibles por defecto en los ecualizadores activ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E. Paez</meta:initial-creator>
    <meta:creation-date>2010-01-19T12:24:22</meta:creation-date>
    <dc:date>2010-03-26T15:47:01</dc:date>
    <dc:creator>Francisco E. Paez</dc:creator>
    <meta:editing-duration>PT03H19M18S</meta:editing-duration>
    <meta:editing-cycles>17</meta:editing-cycles>
    <meta:generator>OpenOffice.org/3.1$Unix OpenOffice.org_project/310m19$Build-9420</meta:generator>
    <meta:document-statistic meta:table-count="0" meta:image-count="0" meta:object-count="0" meta:page-count="1" meta:paragraph-count="20" meta:word-count="303" meta:character-count="2052"/>
  </office:meta>
</office:document-meta>
</file>